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672000004FBBF955CF1D5EEB40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</office:font-face-decls>
  <office:automatic-styles>
    <style:style style:name="Table1" style:family="table" style:master-page-name="">
      <style:table-properties style:width="16.498cm" style:page-number="auto" fo:break-before="auto" fo:break-after="auto" table:align="margins" style:shadow="none" fo:keep-with-next="auto" style:may-break-between-rows="true" style:writing-mode="lr-tb" table:border-model="collapsing"/>
    </style:style>
    <style:style style:name="Table1.A" style:family="table-column">
      <style:table-column-properties style:column-width="7.77cm" style:rel-column-width="4538*"/>
    </style:style>
    <style:style style:name="Table1.B" style:family="table-column">
      <style:table-column-properties style:column-width="4.364cm" style:rel-column-width="254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1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1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1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3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3.A" style:family="table-column">
      <style:table-column-properties style:column-width="9.305cm" style:rel-column-width="5275*"/>
    </style:style>
    <style:style style:name="Table3.B" style:family="table-column">
      <style:table-column-properties style:column-width="3.597cm" style:rel-column-width="203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3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3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3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Table2" style:family="table">
      <style:table-properties style:width="16.498cm" fo:break-before="auto" fo:break-after="auto" table:align="margins" fo:keep-with-next="auto" style:may-break-between-rows="true" style:writing-mode="lr-tb" table:border-model="collapsing"/>
    </style:style>
    <style:style style:name="Table2.A" style:family="table-column">
      <style:table-column-properties style:column-width="9.305cm" style:rel-column-width="5275*"/>
    </style:style>
    <style:style style:name="Table2.B" style:family="table-column">
      <style:table-column-properties style:column-width="3.597cm" style:rel-column-width="203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none" fo:border-right="none" fo:border-top="2.5pt solid #666666" fo:border-bottom="1.5pt solid #b2b2b2" style:writing-mode="lr-tb">
        <style:background-image/>
      </style:table-cell-properties>
    </style:style>
    <style:style style:name="Table2.A2" style:family="table-cell">
      <style:table-cell-properties fo:background-color="#eeeeee" fo:padding="0.097cm" fo:border="none" style:writing-mode="lr-tb">
        <style:background-image/>
      </style:table-cell-properties>
    </style:style>
    <style:style style:name="Table2.A3" style:family="table-cell">
      <style:table-cell-properties fo:background-color="transparent" fo:padding="0.097cm" fo:border="none" style:writing-mode="lr-tb">
        <style:background-image/>
      </style:table-cell-properties>
    </style:style>
    <style:style style:name="Table2.A7" style:family="table-cell">
      <style:table-cell-properties fo:background-color="transparent" fo:padding="0.097cm" fo:border-left="none" fo:border-right="none" fo:border-top="1.5pt solid #b2b2b2" fo:border-bottom="2.5pt solid #666666" style:writing-mode="lr-tb">
        <style:background-image/>
      </style:table-cell-properties>
    </style:style>
    <style:style style:name="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f4d00c" officeooo:paragraph-rsid="00f4d00c"/>
    </style:style>
    <style:style style:name="P4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7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P8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P9" style:family="paragraph" style:parent-style-name="Title">
      <style:paragraph-properties>
        <style:tab-stops>
          <style:tab-stop style:position="16.997cm" style:type="right"/>
        </style:tab-stops>
      </style:paragraph-properties>
    </style:style>
    <style:style style:name="P10" style:family="paragraph" style:parent-style-name="Text_20_body">
      <style:text-properties officeooo:rsid="005cc1f3" officeooo:paragraph-rsid="005cc1f3"/>
    </style:style>
    <style:style style:name="P11" style:family="paragraph" style:parent-style-name="Text_20_body">
      <style:text-properties officeooo:rsid="00b4549c" officeooo:paragraph-rsid="00b4549c"/>
    </style:style>
    <style:style style:name="P12" style:family="paragraph" style:parent-style-name="Heading_20_1">
      <style:text-properties officeooo:paragraph-rsid="00d7aaa1"/>
    </style:style>
    <style:style style:name="P13" style:family="paragraph" style:parent-style-name="Table_20_Heading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0eea48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0eea4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0eea48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8" style:family="paragraph" style:parent-style-name="Table_20_Heading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ff4a03" officeooo:paragraph-rsid="00ff4a0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ff4a03" officeooo:paragraph-rsid="010bf7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10bf7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1" style:family="paragraph" style:parent-style-name="Heading_20_1" style:master-page-name="First_20_Page">
      <style:paragraph-properties style:page-number="auto"/>
    </style:style>
    <style:style style:name="P22" style:family="paragraph" style:parent-style-name="Heading_20_1">
      <style:text-properties officeooo:rsid="00fb9dfb" officeooo:paragraph-rsid="00fb9dfb"/>
    </style:style>
    <style:style style:name="P23" style:family="paragraph" style:parent-style-name="Heading_20_1">
      <style:text-properties officeooo:paragraph-rsid="010bf740"/>
    </style:style>
    <style:style style:name="P24" style:family="paragraph" style:parent-style-name="Heading_20_1">
      <style:paragraph-properties fo:break-before="page"/>
      <style:text-properties officeooo:rsid="00fb9dfb" officeooo:paragraph-rsid="00fb9dfb"/>
    </style:style>
    <style:style style:name="P25" style:family="paragraph" style:parent-style-name="Heading_20_1">
      <style:paragraph-properties fo:break-before="page"/>
      <style:text-properties officeooo:paragraph-rsid="00f6af3b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0d8f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0d8f8" officeooo:paragraph-rsid="010bf74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10bf74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10bf74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e933f4" officeooo:paragraph-rsid="010bf74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bf740" officeooo:paragraph-rsid="010bf74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bf740" officeooo:paragraph-rsid="010bf74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100d8f8" officeooo:paragraph-rsid="0100d8f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100d8f8" officeooo:paragraph-rsid="010bf7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3d3c40" style:text-outline="false" style:text-line-through-style="none" style:text-line-through-type="none" style:font-name="Ubuntu" fo:font-size="11pt" fo:font-style="normal" fo:text-shadow="none" style:text-underline-style="none" fo:font-weight="bold" officeooo:rsid="00e933f4" officeooo:paragraph-rsid="010bf7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8" style:family="paragraph" style:parent-style-name="Text_20_body" style:list-style-name="L2">
      <style:text-properties officeooo:paragraph-rsid="00fa5b03"/>
    </style:style>
    <style:style style:name="P39" style:family="paragraph" style:parent-style-name="Text_20_body" style:list-style-name="L2">
      <style:text-properties officeooo:rsid="00c5b4af" officeooo:paragraph-rsid="00fa5b03"/>
    </style:style>
    <style:style style:name="P40" style:family="paragraph" style:parent-style-name="Text_20_body" style:list-style-name="L6">
      <style:text-properties officeooo:rsid="00c5b4af" officeooo:paragraph-rsid="00fb9dfb"/>
    </style:style>
    <style:style style:name="P41" style:family="paragraph" style:parent-style-name="Text_20_body" style:list-style-name="L6"/>
    <style:style style:name="P42" style:family="paragraph" style:parent-style-name="Text_20_body" style:list-style-name="L2">
      <style:text-properties officeooo:rsid="00fa5b03" officeooo:paragraph-rsid="00fa5b03"/>
    </style:style>
    <style:style style:name="P43" style:family="paragraph" style:parent-style-name="Text_20_body">
      <style:text-properties officeooo:rsid="010bf740" officeooo:paragraph-rsid="010bf740"/>
    </style:style>
    <style:style style:name="P44" style:family="paragraph" style:parent-style-name="Text_20_body">
      <style:text-properties officeooo:rsid="010fcfc6" officeooo:paragraph-rsid="010fcfc6"/>
    </style:style>
    <style:style style:name="P45" style:family="paragraph" style:parent-style-name="Text_20_body">
      <style:text-properties officeooo:rsid="01118401" officeooo:paragraph-rsid="01118401"/>
    </style:style>
    <style:style style:name="P46" style:family="paragraph" style:parent-style-name="Heading_20_2">
      <style:text-properties officeooo:rsid="01073897" officeooo:paragraph-rsid="01073897"/>
    </style:style>
    <style:style style:name="P47" style:family="paragraph" style:parent-style-name="Standard">
      <style:text-properties officeooo:rsid="010bf740" officeooo:paragraph-rsid="010bf740"/>
    </style:style>
    <style:style style:name="P48" style:family="paragraph" style:parent-style-name="Standard">
      <style:text-properties officeooo:rsid="010f9c6c" officeooo:paragraph-rsid="010f9c6c"/>
    </style:style>
    <style:style style:name="P49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fb9dfb" officeooo:paragraph-rsid="00fb9dfb" style:font-name-asian="Calibri Light" style:font-size-asian="11pt" style:font-style-asian="normal" style:font-weight-asian="bold" style:font-name-complex="Calibri Light" style:font-size-complex="11pt" style:font-style-complex="normal" style:font-weight-complex="bold" style:text-overline-style="none" style:text-overline-color="font-color"/>
    </style:style>
    <style:style style:name="P50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rsid="00fb9dfb" officeooo:paragraph-rsid="00fb9df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officeooo:paragraph-rsid="00fb9df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b9dfb" officeooo:paragraph-rsid="00fb9dfb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d66bd" officeooo:paragraph-rsid="00fd66bd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14745" officeooo:paragraph-rsid="01014745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88da" officeooo:paragraph-rsid="010388da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paragraph-rsid="00d43340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f8ac" officeooo:paragraph-rsid="0106f8ac" style:font-name-asian="Calibri Light" style:font-size-asian="11pt" style:language-asian="ar" style:country-asian="SA" style:font-style-asian="normal" style:font-weight-asian="normal" style:font-name-complex="Calibri Light" style:font-size-complex="11pt" style:language-complex="en" style:country-complex="US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0fd66bd" officeooo:paragraph-rsid="00fd66bd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388da" officeooo:paragraph-rsid="010388da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56cb1" officeooo:paragraph-rsid="01056cb1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 style:writing-mode="lr-tb">
        <style:tab-stops/>
      </style:paragraph-properties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officeooo:rsid="0106f8ac" officeooo:paragraph-rsid="0106f8ac" style:font-size-asian="11pt" style:font-style-asian="normal" style:font-weight-asian="normal" style:font-size-complex="11pt" style:font-style-complex="normal" style:font-weight-complex="normal" style:text-overline-style="none" style:text-overline-color="font-color" fo:hyphenate="false" fo:hyphenation-remain-char-count="2" fo:hyphenation-push-char-count="2"/>
    </style:style>
    <style:style style:name="P62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1014745" officeooo:paragraph-rsid="01014745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63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officeooo:rsid="00e9b3da" officeooo:paragraph-rsid="010bf740" style:font-name-asian="Arial1" style:font-size-asian="12pt" style:language-asian="ar" style:country-asian="SA" style:font-name-complex="Arial1" style:font-size-complex="12pt" style:language-complex="en" style:country-complex="US"/>
    </style:style>
    <style:style style:name="P64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10d6c66" officeooo:paragraph-rsid="010d6c66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P65" style:family="paragraph" style:parent-style-name="Standard">
      <style:paragraph-properties fo:line-height="107%" fo:text-align="start" style:justify-single-word="false" style:writing-mode="lr-tb"/>
      <style:text-properties fo:color="#3d3c40" style:font-name="Ubuntu2" fo:font-size="12pt" fo:font-weight="normal" officeooo:rsid="010dac7e" officeooo:paragraph-rsid="010dac7e" style:font-name-asian="Arial1" style:font-size-asian="12pt" style:language-asian="ar" style:country-asian="SA" style:font-weight-asian="normal" style:font-name-complex="Arial1" style:font-size-complex="12pt" style:language-complex="en" style:country-complex="US" style:font-weight-complex="normal"/>
    </style:style>
    <style:style style:name="T1" style:family="text">
      <style:text-properties style:font-name="FreeSans"/>
    </style:style>
    <style:style style:name="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T3" style:family="text">
      <style:text-properties fo:color="#3d3c40" officeooo:rsid="00fb9dfb" style:font-name-asian="Calibri Light" style:font-name-complex="Calibri Light"/>
    </style:style>
    <style:style style:name="T4" style:family="text">
      <style:text-properties fo:font-weight="bold" officeooo:rsid="0019350e" style:font-weight-asian="bold"/>
    </style:style>
    <style:style style:name="T5" style:family="text">
      <style:text-properties officeooo:rsid="00c3cfd1"/>
    </style:style>
    <style:style style:name="T6" style:family="text">
      <style:text-properties officeooo:rsid="00dffeae"/>
    </style:style>
    <style:style style:name="T7" style:family="text">
      <style:text-properties officeooo:rsid="00f034d1"/>
    </style:style>
    <style:style style:name="T8" style:family="text">
      <style:text-properties officeooo:rsid="00f3b929"/>
    </style:style>
    <style:style style:name="T9" style:family="text">
      <style:text-properties officeooo:rsid="00f6e80d"/>
    </style:style>
    <style:style style:name="T10" style:family="text">
      <style:text-properties fo:language="fr" fo:country="FR" fo:font-style="normal" officeooo:rsid="00f86233" style:font-style-asian="normal" style:font-style-complex="normal"/>
    </style:style>
    <style:style style:name="T11" style:family="text">
      <style:text-properties fo:language="fr" fo:country="FR" fo:font-style="normal" officeooo:rsid="00f8b913" style:font-style-asian="normal" style:font-style-complex="normal"/>
    </style:style>
    <style:style style:name="T12" style:family="text">
      <style:text-properties fo:language="fr" fo:country="FR" fo:font-style="normal" officeooo:rsid="00fa5b03" style:font-style-asian="normal" style:font-style-complex="normal"/>
    </style:style>
    <style:style style:name="T13" style:family="text">
      <style:text-properties fo:language="fr" fo:country="FR" fo:font-style="normal" officeooo:rsid="00fa9ecd" style:font-style-asian="normal" style:font-style-complex="normal"/>
    </style:style>
    <style:style style:name="T14" style:family="text">
      <style:text-properties fo:language="fr" fo:country="FR" fo:font-style="normal" officeooo:rsid="00fb9dfb" style:font-style-asian="normal" style:font-style-complex="normal"/>
    </style:style>
    <style:style style:name="T15" style:family="text">
      <style:text-properties fo:font-style="normal" officeooo:rsid="00f86233" style:font-style-asian="normal" style:font-style-complex="normal"/>
    </style:style>
    <style:style style:name="T16" style:family="text">
      <style:text-properties fo:font-style="normal" officeooo:rsid="00f8b913" style:font-style-asian="normal" style:font-style-complex="normal"/>
    </style:style>
    <style:style style:name="T17" style:family="text">
      <style:text-properties officeooo:rsid="00fa5b03"/>
    </style:style>
    <style:style style:name="T18" style:family="text">
      <style:text-properties officeooo:rsid="00fa9ecd"/>
    </style:style>
    <style:style style:name="T19" style:family="text">
      <style:text-properties officeooo:rsid="00fd66bd"/>
    </style:style>
    <style:style style:name="T20" style:family="text">
      <style:text-properties officeooo:rsid="00fe7e5b"/>
    </style:style>
    <style:style style:name="T21" style:family="text">
      <style:text-properties officeooo:rsid="01014745"/>
    </style:style>
    <style:style style:name="T22" style:family="text">
      <style:text-properties officeooo:rsid="0102f312"/>
    </style:style>
    <style:style style:name="T23" style:family="text">
      <style:text-properties officeooo:rsid="01056cb1"/>
    </style:style>
    <style:style style:name="T24" style:family="text">
      <style:text-properties officeooo:rsid="0106f8ac"/>
    </style:style>
    <style:style style:name="T25" style:family="text">
      <style:text-properties officeooo:rsid="0019350e"/>
    </style:style>
    <style:style style:name="T26" style:family="text">
      <style:text-properties officeooo:rsid="010f9c6c"/>
    </style:style>
    <style:style style:name="T27" style:family="text">
      <style:text-properties officeooo:rsid="010fcfc6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hort description</text:p>
      <text:p text:style-name="P11">T<text:span text:style-name="T9">unisia is an emerging economy with a large pool of medical and engineering talent. The Glia Tunisia office aims to integrate medical and engineering expertise to create a high caliber domestic medical device research, development and manufacturing sector.</text:span></text:p>
      <text:p text:style-name="Heading_20_1">Objective(s)</text:p>
      <text:list xml:id="list3447584524" text:style-name="L2">
        <text:list-item>
          <text:p text:style-name="P38"><text:span text:style-name="T17">Set vision for Glia Tunisia’s work in the next 1 year</text:span></text:p>
        </text:list-item>
        <text:list-item>
          <text:p text:style-name="P39"><text:span text:style-name="T5">Create a coordinated strategy between</text:span><text:span text:style-name="T15"> </text:span><text:span text:style-name="T16">F</text:span><text:span text:style-name="T10">aculté de </text:span><text:span text:style-name="T11">M</text:span><text:span text:style-name="T10">édecine de Tunis </text:span><text:span text:style-name="T11">(FMT), Ecole Supérieure Privée d'Ingénierie et des Technologies (Esprit), and Glia </text:span><text:span text:style-name="T12">International to implement Glia Tunisia’s vision</text:span>Ensure sufficient stock for all prehospital and hospital stakeholders</text:p>
        </text:list-item>
        <text:list-item>
          <text:p text:style-name="P42">Build five 3D printers for the manufacture of medical devices</text:p>
        </text:list-item>
        <text:list-item>
          <text:p text:style-name="P42">Manufacture one hundred stethoscopes for distribution and use by medical students in Tunisia</text:p>
        </text:list-item>
        <text:list-item>
          <text:p text:style-name="P42">Gain Conformité Européenne (CE) certification for Class I devices</text:p>
        </text:list-item>
      </text:list>
      <text:p text:style-name="Heading_20_1">Intended beneficiaries<office:annotation><dc:creator>Unknown Author</dc:creator><dc:date>2015-03-11T13:44:34</dc:date><text:p><text:span text:style-name="T28">Who do you expect will benefit from this project?</text:span></text:p><text:p><text:span text:style-name="T28">Who will/might the project impact on?</text:span></text:p></office:annotation></text:p>
      <text:list xml:id="list557068198" text:style-name="L6">
        <text:list-item>
          <text:p text:style-name="P41">Ministry of Health (<text:span text:style-name="T18">Tunisia</text:span>) – <text:span text:style-name="T18">delivery of low cost stethoscopes to students, physicians and allied health care professionals</text:span></text:p>
        </text:list-item>
        <text:list-item>
          <text:p text:style-name="P40"><text:span text:style-name="T16">F</text:span><text:span text:style-name="T10">aculté de </text:span><text:span text:style-name="T11">M</text:span><text:span text:style-name="T10">édecine de Tunis </text:span><text:span text:style-name="T11">(FMT) –</text:span><text:span text:style-name="T13"> </text:span><text:span text:style-name="T14">provision of low cost stethoscopes to students and engagement in medical device development</text:span></text:p>
        </text:list-item>
        <text:list-item>
          <text:p text:style-name="P40"><text:span text:style-name="T11">Ecole Supérieure Privée d'Ingénierie et des Technologies (Esprit) – </text:span><text:span text:style-name="T14">practical biomedical engineering and production experience</text:span></text:p>
        </text:list-item>
      </text:list>
      <text:p text:style-name="P22"/>
      <text:p text:style-name="P24">Schedule</text:p>
      <text:p text:style-name="P47">Table 1. Expected activity timeline</text:p>
      <table:table table:name="Table1" table:style-name="Table1" table:template-name="Tarek Table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49">Activity</text:p>
          </table:table-cell>
          <table:table-cell table:style-name="Table1.A1" office:value-type="string">
            <text:p text:style-name="P51"><text:span text:style-name="T3">Start date</text:span></text:p>
          </table:table-cell>
          <table:table-cell table:style-name="Table1.A1" office:value-type="string">
            <text:p text:style-name="P50">Duration <text:span text:style-name="T19">(days)</text:span></text:p>
          </table:table-cell>
        </table:table-row>
        <table:table-row>
          <table:table-cell table:style-name="Table1.A2" office:value-type="string">
            <text:p text:style-name="P52">Introduction and icebreakers</text:p>
          </table:table-cell>
          <table:table-cell table:style-name="Table1.A2" office:value-type="string">
            <text:p text:style-name="P52">July <text:span text:style-name="T19">1</text:span></text:p>
          </table:table-cell>
          <table:table-cell table:style-name="Table1.A2" office:value-type="string">
            <text:p text:style-name="P58">2</text:p>
          </table:table-cell>
        </table:table-row>
        <table:table-row>
          <table:table-cell table:style-name="Table1.A3" office:value-type="string">
            <text:p text:style-name="P52">Visioning</text:p>
          </table:table-cell>
          <table:table-cell table:style-name="Table1.A3" office:value-type="string">
            <text:p text:style-name="P52">July <text:span text:style-name="T19">3</text:span></text:p>
          </table:table-cell>
          <table:table-cell table:style-name="Table1.A3" office:value-type="string">
            <text:p text:style-name="P58">2</text:p>
          </table:table-cell>
        </table:table-row>
        <table:table-row>
          <table:table-cell table:style-name="Table1.A2" office:value-type="string">
            <text:p text:style-name="P52">Construct <text:span text:style-name="T24">five</text:span> printers</text:p>
          </table:table-cell>
          <table:table-cell table:style-name="Table1.A2" office:value-type="string">
            <text:p text:style-name="P53">July <text:span text:style-name="T21">6</text:span></text:p>
          </table:table-cell>
          <table:table-cell table:style-name="Table1.A2" office:value-type="string">
            <text:p text:style-name="P58">5</text:p>
          </table:table-cell>
        </table:table-row>
        <table:table-row>
          <table:table-cell table:style-name="Table1.A3" office:value-type="string">
            <text:p text:style-name="P54">Print stethoscopes</text:p>
          </table:table-cell>
          <table:table-cell table:style-name="Table1.A3" office:value-type="string">
            <text:p text:style-name="P55">July 11</text:p>
          </table:table-cell>
          <table:table-cell table:style-name="Table1.A3" office:value-type="string">
            <text:p text:style-name="P59">15</text:p>
          </table:table-cell>
        </table:table-row>
        <table:table-row table:style-name="Table1.1">
          <table:table-cell table:style-name="Table1.A2" office:value-type="string">
            <text:p text:style-name="P57">Printer sessions for medical students</text:p>
          </table:table-cell>
          <table:table-cell table:style-name="Table1.A2" office:value-type="string">
            <text:p text:style-name="P57">July 8</text:p>
          </table:table-cell>
          <table:table-cell table:style-name="Table1.A2" office:value-type="string">
            <text:p text:style-name="P61">10</text:p>
          </table:table-cell>
        </table:table-row>
        <table:table-row>
          <table:table-cell table:style-name="Table1.A7" office:value-type="string">
            <text:p text:style-name="P56"><text:span text:style-name="T23">Medical licensing</text:span> <text:span text:style-name="T24">(CE)</text:span></text:p>
          </table:table-cell>
          <table:table-cell table:style-name="Table1.A7" office:value-type="string">
            <text:p text:style-name="P56"><text:span text:style-name="T23">July 1</text:span></text:p>
          </table:table-cell>
          <table:table-cell table:style-name="Table1.A7" office:value-type="string">
            <text:p text:style-name="P60">120</text:p>
          </table:table-cell>
        </table:table-row>
      </table:table>
      <text:p text:style-name="P62">Note: Weekends in Tunisia are <text:span text:style-name="T22">Saturday and Sunday</text:span></text:p>
      <text:p text:style-name="P12">Outputs and deliverables<office:annotation><dc:creator>Unknown Author</dc:creator><dc:date>2015-03-11T13:54:06</dc:date><text:p><text:span text:style-name="T28">What will the tangible outputs of the project be?</text:span></text:p><text:p><text:span text:style-name="T28">What IP will be created during the project?</text:span></text:p></office:annotation></text:p>
      <text:p text:style-name="P46">Printers and fabrication lab</text:p>
      <text:p text:style-name="P43">In the first stage of this project, a fully functional fabrication lab with 3D printers will be commissioned to ensure high quality prints <text:span text:style-name="T26">can be manufactured on site.</text:span></text:p>
      <text:p text:style-name="P46">Stethoscope manufacturing</text:p>
      <text:p text:style-name="P48">Stethoscopes will be the anchor product of Glia Tunisia, providing a visible marker of medical devices for physicians, nurses and allied health professionals. <text:span text:style-name="T27">These stethoscopes will be manufactured and assembled in the Glia Tunisia fabrication labs at Esprit.</text:span></text:p>
      <text:p text:style-name="P46">Printer training sessions</text:p>
      <text:p text:style-name="P44">To ensure sustainability, medical students and other interested engineering and medical personnel will be trained in the manufacture of stethoscopes by the Glia Canada team.</text:p>
      <text:p text:style-name="P46">Class I device certification</text:p>
      <text:p text:style-name="P3">Training on the use of tourniquets will be covered in a separate complementary proposal.</text:p>
      <text:p text:style-name="P46">Group cohesion and vision</text:p>
      <text:p text:style-name="P45">A cohesive group with a clear vision is essential to ensure success of the project in the longterm.</text:p>
      <text:p text:style-name="P25">Resources and budget</text:p>
      <text:p text:style-name="P64"><text:span text:style-name="T25">Table </text:span>2<text:span text:style-name="T25">. Capital equipment requirements</text:span></text:p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8">Quantity</text:p>
          </table:table-cell>
          <table:table-cell table:style-name="Table3.A1" office:value-type="string">
            <text:p text:style-name="P18">Cost (EUR)</text:p>
          </table:table-cell>
        </table:table-row>
        <table:table-row table:style-name="Table3.1">
          <table:table-cell table:style-name="Table3.A2" office:value-type="string">
            <text:p text:style-name="P26">3D printers (Prusa MK3)</text:p>
          </table:table-cell>
          <table:table-cell table:style-name="Table3.A2" office:value-type="string">
            <text:p text:style-name="P27">5</text:p>
          </table:table-cell>
          <table:table-cell table:style-name="Table3.A2" office:value-type="string">
            <text:p text:style-name="P28">3.500</text:p>
          </table:table-cell>
        </table:table-row>
        <table:table-row>
          <table:table-cell table:style-name="Table3.A3" office:value-type="string">
            <text:p text:style-name="P26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5"/>
          </table:table-cell>
        </table:table-row>
        <table:table-row>
          <table:table-cell table:style-name="Table3.A3" office:value-type="string">
            <text:p text:style-name="P14"/>
          </table:table-cell>
          <table:table-cell table:style-name="Table3.A3" office:value-type="string">
            <text:p text:style-name="P16"/>
          </table:table-cell>
          <table:table-cell table:style-name="Table3.A3" office:value-type="string">
            <text:p text:style-name="P15"/>
          </table:table-cell>
        </table:table-row>
        <table:table-row table:style-name="Table3.1"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5"/>
          </table:table-cell>
        </table:table-row>
        <table:table-row>
          <table:table-cell table:style-name="Table3.A7" office:value-type="string">
            <text:p text:style-name="P35">Total</text:p>
          </table:table-cell>
          <table:table-cell table:style-name="Table3.A7" office:value-type="string">
            <text:p text:style-name="P17"/>
          </table:table-cell>
          <table:table-cell table:style-name="Table3.A7" office:value-type="string">
            <text:p text:style-name="P28">3.500</text:p>
          </table:table-cell>
        </table:table-row>
      </table:table>
      <text:p text:style-name="P63"><text:span text:style-name="T4"/></text:p>
      <text:p text:style-name="P65"><text:span text:style-name="T25">Table </text:span>3<text:span text:style-name="T25">. Consumable material requirements</text:span></text:p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9">Quantity</text:p>
          </table:table-cell>
          <table:table-cell table:style-name="Table2.A1" office:value-type="string">
            <text:p text:style-name="P19">Cost (EUR)</text:p>
          </table:table-cell>
        </table:table-row>
        <table:table-row table:style-name="Table2.1">
          <table:table-cell table:style-name="Table2.A2" office:value-type="string">
            <text:p text:style-name="P33">Filament (PETG)</text:p>
          </table:table-cell>
          <table:table-cell table:style-name="Table2.A2" office:value-type="string">
            <text:p text:style-name="P34">10kg</text:p>
          </table:table-cell>
          <table:table-cell table:style-name="Table2.A2" office:value-type="string">
            <text:p text:style-name="P29"/>
          </table:table-cell>
        </table:table-row>
        <table:table-row>
          <table:table-cell table:style-name="Table2.A3" office:value-type="string">
            <text:p text:style-name="P33">Filament (PLA)</text:p>
          </table:table-cell>
          <table:table-cell table:style-name="Table2.A3" office:value-type="string">
            <text:p text:style-name="P34">10kg</text:p>
          </table:table-cell>
          <table:table-cell table:style-name="Table2.A3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3">Silicone Tube (large)</text:p>
          </table:table-cell>
          <table:table-cell table:style-name="Table2.A2" office:value-type="string">
            <text:p text:style-name="P34">50m</text:p>
          </table:table-cell>
          <table:table-cell table:style-name="Table2.A2" office:value-type="string">
            <text:p text:style-name="P30"/>
          </table:table-cell>
        </table:table-row>
        <table:table-row>
          <table:table-cell table:style-name="Table2.A3" office:value-type="string">
            <text:p text:style-name="P33">Silicone Tube (small)</text:p>
          </table:table-cell>
          <table:table-cell table:style-name="Table2.A3" office:value-type="string">
            <text:p text:style-name="P34">20m</text:p>
          </table:table-cell>
          <table:table-cell table:style-name="Table2.A3" office:value-type="string">
            <text:p text:style-name="P30"/>
          </table:table-cell>
        </table:table-row>
        <table:table-row table:style-name="Table2.1"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0"/>
          </table:table-cell>
        </table:table-row>
        <table:table-row>
          <table:table-cell table:style-name="Table2.A7" office:value-type="string">
            <text:p text:style-name="P36">Total</text:p>
          </table:table-cell>
          <table:table-cell table:style-name="Table2.A7" office:value-type="string">
            <text:p text:style-name="P37"/>
          </table:table-cell>
          <table:table-cell table:style-name="Table2.A7" office:value-type="string">
            <text:p text:style-name="P29"/>
          </table:table-cell>
        </table:table-row>
      </table:table>
      <text:p text:style-name="P23">Communication strategy<office:annotation><dc:creator>Unknown Author</dc:creator><dc:date>2015-03-11T13:56:01</dc:date><text:p><text:span text:style-name="T28">How will you engage partners (boundary and strategic)?</text:span></text:p><text:p><text:span text:style-name="T28">How will you advocate about your project in its contextual environment?</text:span></text:p><text:p><text:span text:style-name="T28">How will you share the process of implementing the project?</text:span></text:p><text:p><text:span text:style-name="T28">How will you share what you learn/discover/find/recommend?</text:span></text:p></office:annotation></text:p>
      <text:p text:style-name="P10">Intra-group communication will be done <text:span text:style-name="T6">with mattermost, kanboard, whatsapp, email, telephone and in-person meetings coordinated by Glia Tunisia for local matters and Glia Canada for international matters</text:span>.</text:p>
      <text:p text:style-name="P10">External communication will be via twitter, facebook, instagram and public talks in <text:span text:style-name="T20">Tunisia </text:span>and internation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StarSymbol1" svg:font-family="StarSymbol, 'Arial Unicode MS'"/>
    <style:font-face style:name="Courier New" svg:font-family="'Courier New'" style:font-family-generic="modern"/>
    <style:font-face style:name="Cantarell" svg:font-family="Cantarell" style:font-pitch="variable"/>
    <style:font-face style:name="Cantarell1" svg:font-family="Cantarell" style:font-adornments="Bold" style:font-pitch="variable"/>
    <style:font-face style:name="DejaVu Sans" svg:font-family="'DejaVu Sans'" style:font-pitch="variable"/>
    <style:font-face style:name="Ubuntu1" svg:font-family="Ubuntu" style:font-pitch="variable"/>
    <style:font-face style:name="Ubuntu2" svg:font-family="Ubuntu" style:font-adornments="Light" style:font-pitch="variable"/>
    <style:font-face style:name="Ubuntu" svg:font-family="Ubuntu" style:font-adornments="Regula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en" fo:country="ZA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style:use-window-font-color="true" style:font-name="Ubuntu" fo:font-family="Ubuntu" style:font-style-name="Regular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list-style-name="" style:class="text">
      <style:paragraph-properties fo:margin-top="0cm" fo:margin-bottom="0.3cm" loext:contextual-spacing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loext:graphic-properties draw:fill-image-width="0cm" draw:fill-image-height="0cm"/>
      <style:paragraph-properties fo:margin-left="0cm" fo:margin-right="0cm" fo:margin-top="1cm" fo:margin-bottom="0.3cm" loext:contextual-spacing="false" fo:line-height="150%" fo:text-align="justify" style:justify-single-word="false" fo:text-indent="0cm" style:auto-text-indent="false" fo:padding="0.049cm" fo:border-left="none" fo:border-right="none" fo:border-top="none" fo:border-bottom="0.99pt solid #999999" style:shadow="none" style:writing-mode="lr-tb">
        <style:tab-stops/>
      </style:paragraph-properties>
      <style:text-properties fo:color="#666666" fo:font-size="14pt" fo:letter-spacing="0.018cm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0cm" fo:margin-right="0cm" fo:margin-top="0.801cm" fo:margin-bottom="0cm" loext:contextual-spacing="false" fo:line-height="150%" fo:text-align="justify" style:justify-single-word="false" fo:text-indent="0cm" style:auto-text-indent="false" style:writing-mode="lr-tb"/>
      <style:text-properties fo:color="#666666" fo:font-size="12pt" fo:letter-spacing="0.011cm" fo:font-weight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0cm" fo:margin-right="0cm" fo:margin-top="0.3cm" fo:margin-bottom="0.101cm" loext:contextual-spacing="false" fo:line-height="100%" fo:text-align="justify" style:justify-single-word="false" fo:text-indent="0cm" style:auto-text-indent="false" style:page-number="auto" style:writing-mode="lr-tb">
        <style:tab-stops>
          <style:tab-stop style:position="5.001cm"/>
        </style:tab-stops>
      </style:paragraph-properties>
      <style:text-properties fo:font-style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.423cm" loext:contextual-spacing="false" fo:line-height="150%" fo:text-align="justify" style:justify-single-word="false" fo:text-indent="0cm" style:auto-text-indent="false">
        <style:tab-stops>
          <style:tab-stop style:position="7.001cm"/>
        </style:tab-stops>
      </style:paragraph-properties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justify" style:justify-single-word="false" fo:text-indent="0cm" style:auto-text-indent="false">
        <style:tab-stops>
          <style:tab-stop style:position="9.502cm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justify" style:justify-single-word="false" fo:text-indent="0cm" style:auto-text-indent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list-style-name="List_20_1" style:class="list">
      <style:paragraph-properties fo:margin-top="0cm" fo:margin-bottom="0cm" loext:contextual-spacing="false" style:writing-mode="lr-tb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9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dd_20_row" style:display-name="Odd row" style:family="paragraph" style:parent-style-name="Table_20_Contents" style:master-page-name="">
      <loext:graphic-properties draw:fill="solid" draw:fill-color="#eeeeee" draw:fill-image-width="0cm" draw:fill-image-height="0cm"/>
      <style:paragraph-properties style:page-number="auto" fo:background-color="#eeeeee" style:writing-mode="lr-tb"/>
      <style:text-properties fo:color="#000000" style:font-name="Cantarell" fo:font-family="Cantarell" style:font-pitch="variable"/>
    </style:style>
    <style:style style:name="Title" style:family="paragraph" style:parent-style-name="Heading" style:class="chapter">
      <style:paragraph-properties style:writing-mode="lr-tb"/>
      <style:text-properties fo:color="#808080" style:font-name="Cantarell1" fo:font-family="Cantarell" style:font-style-name="Bold" style:font-pitch="variable" fo:letter-spacing="0.035cm" fo:font-weight="bold"/>
    </style:style>
    <style:style style:name="Numbering_20_1" style:display-name="Numbering 1" style:family="paragraph" style:parent-style-name="List" style:class="list"/>
    <style:style style:name="List_20_1" style:display-name="List 1" style:family="paragraph" style:parent-style-name="List" style:class="list">
      <style:paragraph-properties style:writing-mode="lr-tb"/>
    </style:style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List_20_Indent" style:display-name="List Indent" style:family="paragraph" style:parent-style-name="Text_20_body" style:class="text"/>
    <style:style style:name="Page_20_Number" style:display-name="Page Number" style:family="text" style:parent-style-name="Default_20_Paragraph_20_Font"/>
    <style:style style:name="Numbering_20_Symbols" style:display-name="Numbering Symbols" style:family="text">
      <style:text-properties style:font-name="Ubuntu1" fo:font-family="Ubuntu" style:font-pitch="variable"/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2z2" style:family="text">
      <style:text-properties style:font-name="StarSymbol1" fo:font-family="StarSymbol, 'Arial Unicode MS'" fo:font-size="9pt" style:font-size-asian="9pt" style:font-name-complex="StarSymbol" style:font-family-complex="StarSymbol, 'Arial Unicode MS'" style:font-charset-complex="x-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7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8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0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2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3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19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WW8Num24z0" style:family="text">
      <style:text-properties style:font-name="Arial" fo:font-family="Arial" style:font-family-generic="swiss" style:font-pitch="variable" fo:font-size="11pt" fo:font-style="normal" fo:font-weight="normal" style:font-size-asian="11pt" style:font-style-asian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width="1.499cm"/>
      </text:outline-level-style>
      <text:outline-level-style text:level="2" text:style-name="WW8Num1z0" style:num-format="1" text:display-levels="2">
        <style:list-level-properties text:space-before="1.499cm" text:min-label-width="1.752cm"/>
      </text:outline-level-style>
      <text:outline-level-style text:level="3" style:num-format="1" text:display-levels="3">
        <style:list-level-properties text:space-before="3.251cm" text:min-label-width="1.75cm"/>
      </text:outline-level-style>
      <text:outline-level-style text:level="4" style:num-format="1" text:display-levels="4">
        <style:list-level-properties text:space-before="5.001cm" text:min-label-width="2cm"/>
      </text:outline-level-style>
      <text:outline-level-style text:level="5" style:num-format="1" text:display-levels="5">
        <style:list-level-properties text:space-before="7.001cm" text:min-label-width="2.501cm"/>
      </text:outline-level-style>
      <text:outline-level-style text:level="6" style:num-format="1" text:display-levels="6">
        <style:list-level-properties text:min-label-width="2.03cm"/>
      </text:outline-level-style>
      <text:outline-level-style text:level="7" style:num-format="1" text:display-levels="7">
        <style:list-level-properties text:min-label-width="2.29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suffix="." style:num-format="1">
        <style:list-level-properties text:min-label-width="1.499cm"/>
      </text:list-level-style-number>
      <text:list-level-style-number text:level="2" text:style-name="WW8Num1z0" style:num-format="1" text:display-levels="2">
        <style:list-level-properties text:space-before="1.499cm" text:min-label-width="1.752cm"/>
      </text:list-level-style-number>
      <text:list-level-style-number text:level="3" style:num-format="1" text:display-levels="3">
        <style:list-level-properties text:space-before="3.251cm" text:min-label-width="1.75cm"/>
      </text:list-level-style-number>
      <text:list-level-style-number text:level="4" style:num-format="1" text:display-levels="4">
        <style:list-level-properties text:space-before="5.001cm" text:min-label-width="2cm"/>
      </text:list-level-style-number>
      <text:list-level-style-number text:level="5" style:num-format="1" text:display-levels="5">
        <style:list-level-properties text:space-before="7.001cm" text:min-label-width="2.501cm"/>
      </text:list-level-style-number>
      <text:list-level-style-number text:level="6" style:num-format="1" text:display-levels="6">
        <style:list-level-properties text:min-label-width="2.03cm"/>
      </text:list-level-style-number>
      <text:list-level-style-number text:level="7" style:num-format="1" text:display-levels="7">
        <style:list-level-properties text:min-label-width="2.29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2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2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rek_20_Table.1" style:display-name="Tarek Table.1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2" style:display-name="Tarek Table.2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3" style:display-name="Tarek Table.3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4" style:display-name="Tarek Table.4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5" style:display-name="Tarek Table.5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6" style:display-name="Tarek Table.6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7" style:display-name="Tarek Table.7" style:family="table-cell">
      <style:table-cell-properties fo:background-color="#eeeeee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8" style:display-name="Tarek Table.8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9" style:display-name="Tarek Table.9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0" style:display-name="Tarek Table.10" style:family="table-cell">
      <style:table-cell-properties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1" style:display-name="Tarek Table.11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2" style:display-name="Tarek Table.12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3" style:display-name="Tarek Table.13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4" style:display-name="Tarek Table.14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5" style:display-name="Tarek Table.15" style:family="table-cell">
      <style:table-cell-properties fo:border-top="2.49pt solid #666666" fo:border-bottom="1.5pt solid #b2b2b2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style:style style:name="Tarek_20_Table.16" style:display-name="Tarek Table.16" style:family="table-cell">
      <style:table-cell-properties fo:border-top="1.5pt solid #b2b2b2" fo:border-bottom="2.49pt solid #666666" style:writing-mode="lr-tb"/>
      <style:text-properties fo:font-size="11pt" style:font-name="Ubuntu" fo:font-family="Ubuntu" style:font-style-name="Regular" style:font-size-asian="11pt" style:font-name-asian="Times New Roman" style:font-family-asian="'Times New Roman'" style:font-family-generic-asian="roman" style:font-size-complex="11pt" style:font-name-complex="Times New Roman" style:font-family-complex="'Times New Roman'" style:font-family-generic-complex="roman"/>
    </style:style>
    <table:table-template table:name="Tarek Table" table:first-row-end-column="row" table:first-row-start-column="row" table:last-row-end-column="row" table:last-row-start-column="row">
      <table:first-row table:style-name="Tarek_20_Table.1"/>
      <table:last-row table:style-name="Tarek_20_Table.2"/>
      <table:first-column table:style-name="Tarek_20_Table.3"/>
      <table:last-column table:style-name="Tarek_20_Table.4"/>
      <table:body table:style-name="Tarek_20_Table.9"/>
      <table:even-rows table:style-name="Tarek_20_Table.5"/>
      <table:odd-rows table:style-name="Tarek_20_Table.6"/>
      <table:even-columns table:style-name="Tarek_20_Table.7"/>
      <table:odd-columns table:style-name="Tarek_20_Table.8"/>
      <table:background table:style-name="Tarek_20_Table.10"/>
      <loext:first-row-even-column table:style-name="Tarek_20_Table.15"/>
      <loext:last-row-even-column table:style-name="Tarek_20_Table.16"/>
      <loext:first-row-end-column table:style-name="Tarek_20_Table.12"/>
      <loext:first-row-start-column table:style-name="Tarek_20_Table.11"/>
      <loext:last-row-end-column table:style-name="Tarek_20_Table.14"/>
      <loext:last-row-start-column table:style-name="Tarek_20_Tab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2.502cm" fo:margin-right="0cm" fo:margin-top="0.011cm" fo:margin-bottom="0cm" loext:contextual-spacing="false" fo:text-indent="0cm" style:auto-text-indent="false"/>
      <style:text-properties fo:color="#b71028" fo:font-size="7.5pt" fo:language="en" fo:country="US" style:letter-kerning="true" style:font-name-asian="Times New Roman" style:font-size-asian="7.5pt" style:language-asian="zxx" style:country-asian="none" style:font-name-complex="Times New Roman" style:font-size-complex="7.5pt" style:language-complex="ar" style:country-complex="SA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4" style:family="paragraph" style:parent-style-name="Footer">
      <style:paragraph-properties fo:text-align="center" style:justify-single-word="false"/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Times New Roman" style:font-size-complex="11pt" style:language-complex="ar" style:country-complex="SA"/>
    </style:style>
    <style:style style:name="MP7" style:family="paragraph" style:parent-style-name="Footer">
      <style:text-properties style:use-window-font-color="true" fo:font-size="8pt" fo:language="en" fo:country="US" style:letter-kerning="true" style:font-name-asian="Times New Roman" style:font-size-asian="8pt" style:language-asian="zxx" style:country-asian="none" style:font-name-complex="Arial" style:font-size-complex="11pt" style:language-complex="ar" style:country-complex="SA"/>
    </style:style>
    <style:style style:name="MP8" style:family="paragraph" style:parent-style-name="Title">
      <style:paragraph-properties>
        <style:tab-stops>
          <style:tab-stop style:position="16.997cm" style:type="right"/>
        </style:tab-stops>
      </style:paragraph-properties>
    </style:style>
    <style:style style:name="MT1" style:family="text">
      <style:text-properties style:font-name="FreeSans"/>
    </style:style>
    <style:style style:name="MT2" style:family="text">
      <style:text-properties style:use-window-font-color="true" fo:font-size="11pt" fo:language="en" fo:country="US" style:letter-kerning="true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MT3" style:family="text">
      <style:text-properties officeooo:rsid="00f6e80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5.399cm, 19.6cm, 7.56cm, 2.799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1.501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199cm" fo:margin-bottom="1.63cm" fo:margin-left="2.50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37cm" fo:margin-left="0cm" fo:margin-right="0cm" fo:margin-top="0.27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style:footer>
        <text:p text:style-name="MP1"/>
        <text:p text:style-name="MP2"><text:page-number text:select-page="current">3</text:page-number></text:p>
      </style:footer>
    </style:master-page>
    <style:master-page style:name="Convert_20_1" style:display-name="Convert 1" style:page-layout-name="Mpm2">
      <style:header>
        <text:p text:style-name="MP3"><draw:frame draw:style-name="Mfr1" draw:name="graphics2" text:anchor-type="paragraph" svg:x="14.111cm" svg:y="-0.587cm" svg:width="2.379cm" svg:height="3.62cm" draw:z-index="0"><draw:image xlink:href="Pictures/1000000000000672000004FBBF955CF1D5EEB403.jpg" xlink:type="simple" xlink:show="embed" xlink:actuate="onLoad" loext:mime-type="image/jpeg"/></draw:frame></text:p>
        <text:p text:style-name="MP3"/>
        <text:p text:style-name="MP3"/>
        <text:p text:style-name="MP3"/>
        <text:p text:style-name="MP3"/>
        <text:p text:style-name="MP3"/>
        <text:p text:style-name="MP3"/>
      </style:header>
      <style:footer>
        <text:p text:style-name="MP4"><text:span text:style-name="MT1">Page </text:span><text:span text:style-name="MT1"><text:page-number text:select-page="current">0</text:page-number></text:span></text:p>
      </style:footer>
    </style:master-page>
    <style:master-page style:name="Convert_20_2" style:display-name="Convert 2" style:page-layout-name="Mpm2">
      <style:header>
        <text:p text:style-name="MP5"><text:span text:style-name="Page_20_Number"><text:span text:style-name="MT2">Page </text:span></text:span><text:span text:style-name="Page_20_Number"><text:span text:style-name="MT2"><text:page-number text:select-page="current">0</text:page-number></text:span></text:span></text:p>
        <text:p text:style-name="MP3"/>
        <text:p text:style-name="MP3"/>
      </style:header>
      <style:footer>
        <text:p text:style-name="MP6"/>
        <text:p text:style-name="MP6"/>
        <text:p text:style-name="MP7"/>
      </style:footer>
    </style:master-page>
    <style:master-page style:name="First_20_Page" style:display-name="First Page" style:page-layout-name="Mpm3" style:next-style-name="Standard">
      <style:header>
        <text:p text:style-name="Header"/>
        <text:p text:style-name="MP8"><text:span text:style-name="MT3">Timeline </text:span>Document<text:tab/><text:span text:style-name="MT3">Glia Tunisia</text:span></text:p>
        <text:p text:style-name="Header"/>
      </style:header>
      <style:footer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MOU Template</dc:title>
    <meta:creation-date>2017-03-06T00:09:30.991933919</meta:creation-date>
    <dc:language>en-ZA</dc:language>
    <meta:editing-cycles>165</meta:editing-cycles>
    <meta:editing-duration>P1DT18H30M15S</meta:editing-duration>
    <meta:initial-creator>Tarek Loubani</meta:initial-creator>
    <dc:date>2019-06-04T00:09:10.511550282</dc:date>
    <meta:document-statistic meta:table-count="3" meta:image-count="1" meta:object-count="0" meta:page-count="3" meta:paragraph-count="75" meta:word-count="471" meta:character-count="3129" meta:non-whitespace-character-count="2738"/>
    <meta:user-defined meta:name="Info 1"/>
    <meta:user-defined meta:name="Info 2"/>
    <meta:user-defined meta:name="Info 3"/>
    <meta:user-defined meta:name="Info 4"/>
  </office:meta>
</office:document-meta>
</file>